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3.47" calcext:value-type="float">
            <text:p>23.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6.55" calcext:value-type="float">
            <text:p>16.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1.23" calcext:value-type="float">
            <text:p>11.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0:36:54.593285816</meta:creation-date>
    <dc:date>2016-10-18T21:05:25.164201199</dc:date>
    <meta:editing-duration>PT13M20S</meta:editing-duration>
    <meta:editing-cycles>1</meta:editing-cycles>
    <meta:document-statistic meta:table-count="3" meta:cell-count="240" meta:object-count="0"/>
    <meta:generator>LibreOffice/4.3.7.2$Linux_X86_64 LibreOffice_project/430$Build-2</meta:generator>
  </office:meta>
</office:document-meta>
</file>